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ystem-ui" svg:font-family="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37b5" officeooo:paragraph-rsid="001f37b5"/>
    </style:style>
    <style:style style:name="P2" style:family="paragraph" style:parent-style-name="Standard">
      <style:text-properties officeooo:rsid="00206f76" officeooo:paragraph-rsid="00206f76"/>
    </style:style>
    <style:style style:name="P3" style:family="paragraph" style:parent-style-name="Standard">
      <style:text-properties officeooo:rsid="00207620" officeooo:paragraph-rsid="00207620"/>
    </style:style>
    <style:style style:name="P4" style:family="paragraph" style:parent-style-name="Standard">
      <style:text-properties officeooo:rsid="0021c37b" officeooo:paragraph-rsid="0021c37b"/>
    </style:style>
    <style:style style:name="P5" style:family="paragraph" style:parent-style-name="Standard">
      <style:text-properties officeooo:rsid="00232ff3" officeooo:paragraph-rsid="00232ff3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f37b5" officeooo:paragraph-rsid="001f37b5" style:font-weight-asian="bold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1f37b5" officeooo:paragraph-rsid="001f37b5" style:font-weight-asian="bold" style:font-weight-complex="bold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officeooo:rsid="00206f76" officeooo:paragraph-rsid="00206f76" style:font-weight-asian="bold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207620" officeooo:paragraph-rsid="00207620" style:font-weight-asian="bold" style:font-weight-complex="bold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officeooo:rsid="00207620" officeooo:paragraph-rsid="0026a03a" style:font-weight-asian="bold" style:font-weight-complex="bold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rsid="0021c37b" officeooo:paragraph-rsid="00232ff3" style:font-weight-asian="bold" style:font-weight-complex="bold"/>
    </style:style>
    <style:style style:name="P12" style:family="paragraph" style:parent-style-name="Standard">
      <style:text-properties officeooo:rsid="0026a03a" officeooo:paragraph-rsid="0026a03a"/>
    </style:style>
    <style:style style:name="P13" style:family="paragraph" style:parent-style-name="Standard" style:list-style-name="L1">
      <style:text-properties officeooo:rsid="00206f76" officeooo:paragraph-rsid="00206f76"/>
    </style:style>
    <style:style style:name="P14" style:family="paragraph" style:parent-style-name="Standard">
      <style:text-properties officeooo:rsid="00206f76" officeooo:paragraph-rsid="00206f76"/>
    </style:style>
    <style:style style:name="P15" style:family="paragraph" style:parent-style-name="Standard" style:list-style-name="L2">
      <style:text-properties officeooo:rsid="0026a03a" officeooo:paragraph-rsid="0026a03a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bold" officeooo:rsid="0021c37b" officeooo:paragraph-rsid="0021c37b" style:font-weight-asian="bold" style:font-weight-complex="bold"/>
    </style:style>
    <style:style style:name="P17" style:family="paragraph" style:parent-style-name="Standard" style:list-style-name="L3">
      <style:text-properties officeooo:rsid="0021c37b" officeooo:paragraph-rsid="0021c37b"/>
    </style:style>
    <style:style style:name="P18" style:family="paragraph" style:parent-style-name="Standard">
      <style:text-properties officeooo:rsid="0021c37b" officeooo:paragraph-rsid="0021c37b"/>
    </style:style>
    <style:style style:name="P19" style:family="paragraph" style:parent-style-name="Standard">
      <style:text-properties officeooo:paragraph-rsid="002a013a"/>
    </style:style>
    <style:style style:name="P20" style:family="paragraph" style:parent-style-name="Standard">
      <style:text-properties officeooo:rsid="002aa416" officeooo:paragraph-rsid="002aa416"/>
    </style:style>
    <style:style style:name="P21" style:family="paragraph" style:parent-style-name="Standard">
      <style:text-properties officeooo:paragraph-rsid="002aa416"/>
    </style:style>
    <style:style style:name="P22" style:family="paragraph" style:parent-style-name="Standard">
      <style:text-properties officeooo:rsid="00232ff3" officeooo:paragraph-rsid="00232ff3"/>
    </style:style>
    <style:style style:name="P23" style:family="paragraph" style:parent-style-name="Standard">
      <style:text-properties officeooo:rsid="002c6b7a" officeooo:paragraph-rsid="002c6b7a"/>
    </style:style>
    <style:style style:name="P24" style:family="paragraph" style:parent-style-name="Standard">
      <style:text-properties officeooo:paragraph-rsid="002f7d9e"/>
    </style:style>
    <style:style style:name="T1" style:family="text">
      <style:text-properties officeooo:rsid="00206f76"/>
    </style:style>
    <style:style style:name="T2" style:family="text">
      <style:text-properties officeooo:rsid="0021c37b"/>
    </style:style>
    <style:style style:name="T3" style:family="text">
      <style:text-properties officeooo:rsid="00232ff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a013a" style:font-weight-asian="bold" style:font-weight-complex="bold"/>
    </style:style>
    <style:style style:name="T6" style:family="text">
      <style:text-properties fo:font-weight="bold" officeooo:rsid="002aa416" style:font-weight-asian="bold" style:font-weight-complex="bold"/>
    </style:style>
    <style:style style:name="T7" style:family="text">
      <style:text-properties fo:font-weight="bold" officeooo:rsid="002f7d9e" style:font-weight-asian="bold" style:font-weight-complex="bold"/>
    </style:style>
    <style:style style:name="T8" style:family="text">
      <style:text-properties officeooo:rsid="0029e81a"/>
    </style:style>
    <style:style style:name="T9" style:family="text">
      <style:text-properties officeooo:rsid="002a013a"/>
    </style:style>
    <style:style style:name="T10" style:family="text">
      <style:text-properties fo:font-variant="normal" fo:text-transform="none" fo:color="#3794ff" style:text-line-through-style="none" style:text-line-through-type="none" style:font-name="system-ui" fo:font-size="10.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3794ff" style:text-line-through-style="none" style:text-line-through-type="none" style:font-name="system-ui" fo:font-size="10.5pt" fo:letter-spacing="normal" fo:font-style="normal" style:text-underline-style="none" fo:font-weight="normal" officeooo:rsid="002aa416" style:text-blinking="false"/>
    </style:style>
    <style:style style:name="T12" style:family="text">
      <style:text-properties fo:font-variant="normal" fo:text-transform="none" fo:color="#3794ff" style:text-line-through-style="none" style:text-line-through-type="none" style:font-name="system-ui" fo:font-size="10.5pt" fo:letter-spacing="normal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T13" style:family="text">
      <style:text-properties fo:font-variant="normal" fo:text-transform="none" fo:color="#3794ff" style:text-line-through-style="none" style:text-line-through-type="none" style:font-name="system-ui" fo:font-size="10.5pt" fo:letter-spacing="normal" fo:language="zxx" fo:country="none" fo:font-style="normal" style:text-underline-style="none" fo:font-weight="normal" officeooo:rsid="002aa416" style:text-blinking="false" style:language-asian="zxx" style:country-asian="none" style:language-complex="zxx" style:country-complex="none"/>
    </style:style>
    <style:style style:name="T14" style:family="text">
      <style:text-properties fo:font-variant="normal" fo:text-transform="none" fo:color="#3794ff" style:text-line-through-style="none" style:text-line-through-type="none" fo:letter-spacing="normal" style:text-underline-style="none" style:text-blinking="false"/>
    </style:style>
    <style:style style:name="T15" style:family="text">
      <style:text-properties fo:font-variant="normal" fo:text-transform="none" fo:color="#cccccc" fo:letter-spacing="normal"/>
    </style:style>
    <style:style style:name="T16" style:family="text">
      <style:text-properties fo:font-variant="normal" fo:text-transform="none" fo:color="#cccccc" style:text-line-through-style="none" style:text-line-through-type="none" style:font-name="system-ui" fo:font-size="10.5pt" fo:letter-spacing="normal" fo:font-style="normal" style:text-underline-style="none" fo:font-weight="normal" style:text-blinking="false"/>
    </style:style>
    <style:style style:name="T17" style:family="text">
      <style:text-properties fo:font-weight="normal" officeooo:rsid="002a013a" style:font-weight-asian="normal" style:font-weight-complex="normal"/>
    </style:style>
    <style:style style:name="T18" style:family="text">
      <style:text-properties officeooo:rsid="002aa416"/>
    </style:style>
    <style:style style:name="T19" style:family="text">
      <style:text-properties officeooo:rsid="002f7d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atus as on 18 January 2022</text:p>
      <text:p text:style-name="P1"/>
      <text:p text:style-name="P7">Transformation</text:p>
      <text:p text:style-name="P1"><text:span text:style-name="T4">Goal</text:span>: Get best and simplified results via transforming the axis from ego vehicle to object then to it’s 6 planes.</text:p>
      <text:p text:style-name="P1"><text:span text:style-name="T4">Research</text:span>: Online lectures and tutorials with codes helped.</text:p>
      <text:p text:style-name="P1"><text:span text:style-name="T4">Work</text:span>: Transformation rules implemented with <text:span text:style-name="T1">translation and rotation in combined matrix. </text:span></text:p>
      <text:p text:style-name="P2"><text:span text:style-name="T4">Results</text:span>: Entire point cloud data can be analyzed by z axis only</text:p>
      <text:p text:style-name="P21"><text:span text:style-name="T6">Commit</text:span><text:span text:style-name="T18">: </text:span><text:span text:style-name="T11">42ad005e</text:span></text:p>
      <text:p text:style-name="P21"><text:span text:style-name="T16"/></text:p>
      <text:p text:style-name="P8">Threshold working</text:p>
      <text:p text:style-name="P2"><text:span text:style-name="T4">Goal</text:span>: <text:s/>Get points inside the threshold be it quantity or range. </text:p>
      <text:p text:style-name="P2"><text:span text:style-name="T4">Work</text:span>: Implemented 0.03m (3cm) rule as per client’s instructions to get number of points in this range.</text:p>
      <text:p text:style-name="P2"><text:span text:style-name="T4">Results</text:span>: Few or no points extracted from this range from multiple objects in the same file.</text:p>
      <text:p text:style-name="P2"><text:span text:style-name="T4">Analysis</text:span>: Threshold value to be increased to 10x to visualize.</text:p>
      <text:p text:style-name="P24"><text:span text:style-name="T7">Commit: </text:span><text:a xlink:type="simple" xlink:href="vscode-file://vscode-app/snap/code/85/usr/share/code/resources/app/out/vs/code/electron-browser/workbench/workbench.html#" text:style-name="Internet_20_link" text:visited-style-name="Visited_20_Internet_20_Link"><text:span text:style-name="T10">f89b5b6</text:span></text:a></text:p>
      <text:p text:style-name="P2"/>
      <text:p text:style-name="P8">Timestamp</text:p>
      <text:p text:style-name="P2"><text:span text:style-name="T4">Goal</text:span>: Get plots of the single object in multiple timestamps.</text:p>
      <text:p text:style-name="P2"><text:span text:style-name="T4">Work</text:span>: Got the number of objects with their ids and ran a loop outside the existing code representing objects. </text:p>
      <text:p text:style-name="P2"><text:span text:style-name="T4">Results</text:span>: Fulfilled 4 requirements:</text:p>
      <text:list xml:id="list2040957439" text:style-name="L1">
        <text:list-item>
          <text:p text:style-name="P13">1 object at 1 timestamp</text:p>
        </text:list-item>
        <text:list-item>
          <text:p text:style-name="P13">1 object at multiple timestamp</text:p>
        </text:list-item>
        <text:list-item>
          <text:p text:style-name="P13">multiple objects at 1 timestamp</text:p>
        </text:list-item>
        <text:list-item>
          <text:p text:style-name="P13">multiple objects at multiple timestamps</text:p>
        </text:list-item>
      </text:list>
      <text:p text:style-name="P23"><text:span text:style-name="T4">Commit:</text:span> <text:span text:style-name="T13">6ae7d44c</text:span></text:p>
      <text:p text:style-name="P2"/>
      <text:p text:style-name="P9">Plots</text:p>
      <text:p text:style-name="P3"><text:span text:style-name="T4">Goal</text:span>: Get object with number of points around each plane in each timestamp.</text:p>
      <text:p text:style-name="P3"><text:span text:style-name="T4">Work</text:span>: Multiple plot variable initialized and assigned to represent each plane. All plane’s data according to <text:span text:style-name="T2">respective transformed is plotted. </text:span></text:p>
      <text:p text:style-name="P4"><text:span text:style-name="T4">Results</text:span>: User can visualize the <text:s/>changing behavior in each frame for same object.</text:p>
      <text:p text:style-name="P20"><text:span text:style-name="T4">Commit</text:span>: <text:span text:style-name="T12">c383fc60</text:span></text:p>
      <text:p text:style-name="P4"/>
      <text:p text:style-name="P10">Statistical Analysis</text:p>
      <text:p text:style-name="P12"><text:span text:style-name="T4">Goal</text:span>: Get mean, std, variance, min and max values of the points.</text:p>
      <text:p text:style-name="P12"><text:span text:style-name="T4">Work</text:span>: Found these values using numpy functions. This lead to generate box plot to visualize more effectively. </text:p>
      <text:p text:style-name="P12"><text:span text:style-name="T4">Results</text:span>: Mean and Std represented the density of the points that turns out:</text:p>
      <text:list xml:id="list3955976171" text:style-name="L2">
        <text:list-item>
          <text:p text:style-name="P15">Mean on box (0), the labeling is not good as almost half data is outside the box. </text:p>
        </text:list-item>
        <text:list-item>
          <text:p text:style-name="P15">Mean slightly inside the box (&lt;0), and std very low, means the labeling is perfect (best).</text:p>
        </text:list-item>
        <text:list-item>
          <text:p text:style-name="P15">Mean too inside the box and std low, represents that the box is much bigger than the available data.</text:p>
        </text:list-item>
        <text:list-item>
          <text:p text:style-name="P15">Likewise for mean being outside the box (&gt;0).</text:p>
        </text:list-item>
        <text:list-item>
          <text:p text:style-name="P15">Min and max helped in finding a better threshold that is greater than what client has suggested.</text:p>
        </text:list-item>
      </text:list>
      <text:p text:style-name="P19"><text:span text:style-name="T5">Commit: </text:span><text:a xlink:type="simple" xlink:href="vscode-file://vscode-app/snap/code/85/usr/share/code/resources/app/out/vs/code/electron-browser/workbench/workbench.html#" text:style-name="Internet_20_link" text:visited-style-name="Visited_20_Internet_20_Link"><text:span text:style-name="T10">f89b5b6</text:span></text:a></text:p>
      <text:p text:style-name="P4"/>
      <text:p text:style-name="P4"><text:soft-page-break/></text:p>
      <text:p text:style-name="P16"/>
      <text:p text:style-name="P16">CSV File</text:p>
      <text:p text:style-name="P4"><text:span text:style-name="T4">Goal</text:span>: Get <text:span text:style-name="T8">QC</text:span> spreadsheet like information from this code to be given to the labeller to relabel and correct it.</text:p>
      <text:p text:style-name="P4"><text:span text:style-name="T4">Work</text:span>: CSV file generated with information:</text:p>
      <text:list xml:id="list3494347852" text:style-name="L3">
        <text:list-item>
          <text:p text:style-name="P17">Object id</text:p>
        </text:list-item>
        <text:list-item>
          <text:p text:style-name="P17">frames having issue – series</text:p>
        </text:list-item>
        <text:list-item>
          <text:p text:style-name="P17">number of points away from the box and within threshold.</text:p>
        </text:list-item>
      </text:list>
      <text:p text:style-name="P4"><text:tab/><text:span text:style-name="T3">Also introduced each plane’s points in the csv.</text:span></text:p>
      <text:p text:style-name="P4"><text:tab/><text:span text:style-name="T3">Introduced the same work for multiple (all) objects.</text:span></text:p>
      <text:p text:style-name="P4"><text:span text:style-name="T4">Result</text:span>: The file looks similar <text:span text:style-name="T3">to QC Spreadsheet already working on </text:span>but needed some improvements.</text:p>
      <text:p text:style-name="P5"><text:span text:style-name="T4">Issues</text:span>: Need some improvements in csv output to make it more understandable. </text:p>
      <text:p text:style-name="P5"><text:tab/>All objects part not working properly. Giving errors that are related to variable assignments.</text:p>
      <text:p text:style-name="P21"><text:span text:style-name="T6">Commit: </text:span><text:a xlink:type="simple" xlink:href="vscode-file://vscode-app/snap/code/85/usr/share/code/resources/app/out/vs/code/electron-browser/workbench/workbench.html#" text:style-name="Internet_20_link" text:visited-style-name="Visited_20_Internet_20_Link"><text:span text:style-name="T10">3ac9692</text:span></text:a></text:p>
      <text:p text:style-name="P5"/>
      <text:p text:style-name="P11">Code Efficiency</text:p>
      <text:p text:style-name="P5"><text:span text:style-name="T4">Goal</text:span>: Code had many for loops and this was causing too much to process all timestamps (2100 frames took almost 50mins)</text:p>
      <text:p text:style-name="P5"><text:span text:style-name="T4">Work</text:span>: Reduced for loops and worked with numpy library to overcome this problem.</text:p>
      <text:p text:style-name="P5"><text:span text:style-name="T4">Results</text:span>: just by changing some loops the net time reduced to almost half for the same data.</text:p>
      <text:p text:style-name="P21"><text:span text:style-name="T6">Commit: </text:span><text:a xlink:type="simple" xlink:href="vscode-file://vscode-app/snap/code/85/usr/share/code/resources/app/out/vs/code/electron-browser/workbench/workbench.html#" text:style-name="Internet_20_link" text:visited-style-name="Visited_20_Internet_20_Link"><text:span text:style-name="T10">3ac9692</text:span></text:a></text:p>
      <text:p text:style-name="P5"/>
      <text:p text:style-name="P11">Other scenarios</text:p>
      <text:p text:style-name="P5"><text:span text:style-name="T4">Goal</text:span>: Understand how to implement other scenarios with available data. </text:p>
      <text:p text:style-name="P5"><text:span text:style-name="T4">Research</text:span>: Some scenarios were analyzed to be implementable while keeping the same code. </text:p>
      <text:p text:style-name="P5"><text:span text:style-name="T4">Issues</text:span>: Some ideas required video data as well for example, if the object is not labelled, it should be labelled that has data points available but video/image data help in identifying the object.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ystem-ui" svg:font-family="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8T12:22:17.811990000</meta:creation-date>
    <dc:date>2022-01-18T17:36:26.363939100</dc:date>
    <meta:editing-duration>PT28M2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574" meta:character-count="3441" meta:non-whitespace-character-count="2922"/>
  </office:meta>
</office:document-meta>
</file>